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" style:family="paragraph" style:parent-style-name="Standard" style:list-style-name="WWNum7">
      <style:paragraph-properties fo:margin-top="0.086cm" fo:margin-bottom="0.086cm" loext:contextual-spacing="false"/>
    </style:style>
    <style:style style:name="P4" style:family="paragraph" style:parent-style-name="Standard" style:list-style-name="WWNum8">
      <style:paragraph-properties fo:margin-top="0.086cm" fo:margin-bottom="0.086cm" loext:contextual-spacing="false"/>
    </style:style>
    <style:style style:name="P5" style:family="paragraph" style:parent-style-name="Heading_20_2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" style:family="paragraph" style:parent-style-name="Heading_20_2" style:master-page-name="Standard">
      <style:paragraph-properties style:page-number="auto"/>
    </style:style>
    <style:style style:name="P7" style:family="paragraph" style:parent-style-name="b2bcenter_5f_jobs-code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8" style:family="paragraph" style:parent-style-name="Normal_20__28_Web_29_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9" style:family="paragraph">
      <loext:graphic-properties draw:fill="solid" draw:fill-color="#a0a0a0"/>
      <style:paragraph-properties fo:text-align="center"/>
    </style:style>
    <style:style style:name="T1" style:family="text">
      <style:text-properties fo:color="#000000" style:font-name="Calibri"/>
    </style:style>
    <style:style style:name="T2" style:family="text">
      <style:text-properties fo:color="#000000" style:font-name="Calibri" fo:font-size="10.5pt" style:font-size-asian="10.5pt" style:font-size-complex="10.5pt"/>
    </style:style>
    <style:style style:name="T3" style:family="text">
      <style:text-properties fo:color="#000000" style:font-name="Calibri" fo:font-size="10.5pt" style:font-name-asian="Times New Roman1" style:font-size-asian="10.5pt" style:font-size-complex="10.5pt"/>
    </style:style>
    <style:style style:name="T4" style:family="text">
      <style:text-properties fo:color="#000000" style:font-name="Calibri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language="en" fo:country="US"/>
    </style:style>
    <style:style style:name="T7" style:family="text">
      <style:text-properties fo:color="#000000" style:font-name-asian="Times New Roman1"/>
    </style:style>
    <style:style style:name="T8" style:family="text">
      <style:text-properties style:font-name="Calibri" fo:font-size="10.5pt" style:font-size-asian="10.5pt" style:font-size-complex="10.5pt"/>
    </style:style>
    <style:style style:name="T9" style:family="text">
      <style:text-properties fo:color="#777777" style:font-name="Calibri" fo:font-size="10.5pt" style:font-size-asian="10.5pt" style:font-size-complex="10.5pt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text:span text:style-name="T1">Задача №1</text:span></text:h>
      <text:p text:style-name="Normal_20__28_Web_29_"><text:span text:style-name="T2">Имеется база со следующими таблицами:</text:span></text:p>
      <text:p text:style-name="HTML_20_Preformatted"><text:span text:style-name="T6">CREATE TABLE `users` (</text:span></text:p>
      <text:p text:style-name="HTML_20_Preformatted"><text:span text:style-name="T6">    `id`         INT(11) NOT NULL AUTO_INCREMENT,</text:span></text:p>
      <text:p text:style-name="HTML_20_Preformatted"><text:span text:style-name="T6">    `name`       VARCHAR(255) DEFAULT NULL,</text:span></text:p>
      <text:p text:style-name="HTML_20_Preformatted"><text:span text:style-name="T6">    `gender`     INT(11) NOT NULL COMMENT '0 - </text:span><text:span text:style-name="T5">не</text:span><text:span text:style-name="T6"> </text:span><text:span text:style-name="T5">указан</text:span><text:span text:style-name="T6">, 1 - </text:span><text:span text:style-name="T5">мужчина</text:span><text:span text:style-name="T6">, 2 - </text:span><text:span text:style-name="T5">женщина</text:span><text:span text:style-name="T6">.',</text:span></text:p>
      <text:p text:style-name="HTML_20_Preformatted"><text:span text:style-name="T6">    `birth_date` INT(11) NOT NULL COMMENT '</text:span><text:span text:style-name="T5">Дата</text:span><text:span text:style-name="T6"> </text:span><text:span text:style-name="T5">в</text:span><text:span text:style-name="T6"> unixtime.',</text:span></text:p>
      <text:p text:style-name="HTML_20_Preformatted"><text:span text:style-name="T6">    PRIMARY KEY (`id`)</text:span></text:p>
      <text:p text:style-name="HTML_20_Preformatted"><text:span text:style-name="T6">);</text:span></text:p>
      <text:p text:style-name="HTML_20_Preformatted"><text:span text:style-name="T6">CREATE TABLE `phone_numbers` (</text:span></text:p>
      <text:p text:style-name="HTML_20_Preformatted"><text:span text:style-name="T6">    `id`      INT(11) NOT NULL AUTO_INCREMENT,</text:span></text:p>
      <text:p text:style-name="HTML_20_Preformatted"><text:span text:style-name="T6">    `user_id` INT(11) NOT NULL,</text:span></text:p>
      <text:p text:style-name="HTML_20_Preformatted"><text:span text:style-name="T6">    `phone`   VARCHAR(255) DEFAULT NULL,</text:span></text:p>
      <text:p text:style-name="HTML_20_Preformatted"><text:span text:style-name="T6">    PRIMARY KEY (`id`)</text:span></text:p>
      <text:p text:style-name="HTML_20_Preformatted"><text:span text:style-name="T5">);</text:span></text:p>
      <text:p text:style-name="P8"><text:span text:style-name="T2">Напишите запрос, возвращающий имя и число указанных телефонных номеров девушек в возрасте от 18 до 22 лет.<text:line-break/>Оптимизируйте таблицы и запрос при необходимости.</text:span></text:p>
      <text:p text:style-name="P1"><draw:rect text:anchor-type="as-char" svg:y="0cm" draw:z-index="0" draw:style-name="gr1" draw:text-style-name="P9" svg:width="0.003cm" svg:height="0.054cm"><text:p/></draw:rect></text:p>
      <text:h text:style-name="P5" text:outline-level="2"><text:span text:style-name="T1">Задача №2</text:span></text:h>
      <text:p text:style-name="P8"><text:span text:style-name="T2">Имеется строка:</text:span></text:p>
      <text:p text:style-name="P7"><text:a xlink:type="simple" xlink:href="https://www.somehost.com/test/index.html?param1=4&amp;param2=3&amp;param3=2&amp;param4=1&amp;param5=3" text:style-name="Internet_20_link" text:visited-style-name="Visited_20_Internet_20_Link"><text:span text:style-name="T8">https://www.somehost.com/test/index.html?param1=4&amp;param2=3&amp;param3=2&amp;param4=1&amp;param5=3</text:span></text:a></text:p>
      <text:p text:style-name="P2"><text:span text:style-name="T2">Напишите функцию, которая:</text:span></text:p>
      <text:list xml:id="list7339270157268139205" text:style-name="WWNum7">
        <text:list-item>
          <text:p text:style-name="P3"><text:span text:style-name="T3">удалит параметры со значением “3”; </text:span></text:p>
        </text:list-item>
        <text:list-item>
          <text:p text:style-name="P3"><text:span text:style-name="T3">отсортирует параметры по значению; </text:span></text:p>
        </text:list-item>
        <text:list-item>
          <text:p text:style-name="P3"><text:span text:style-name="T3">добавит параметр url со значением из переданной ссылки без параметров (в примере: /test/index.html); </text:span></text:p>
        </text:list-item>
        <text:list-item>
          <text:p text:style-name="P3"><text:span text:style-name="T3">сформирует и вернёт валидный URL на корень указанного в ссылке хоста. </text:span></text:p>
        </text:list-item>
      </text:list>
      <text:p text:style-name="P8"><text:span text:style-name="T2">В указанном примере функцией должно быть возвращено:</text:span></text:p>
      <text:p text:style-name="P7"><text:a xlink:type="simple" xlink:href="https://www.somehost.com/?param4=1&amp;param3=2&amp;param1=4&amp;url=%2Ftest%2Findex.html" text:style-name="Internet_20_link" text:visited-style-name="Visited_20_Internet_20_Link"><text:span text:style-name="T8">https://www.somehost.com/?param4=1&amp;param3=2&amp;param1=4&amp;url=%2Ftest%2Findex.html</text:span></text:a></text:p>
      <text:p text:style-name="P1"><draw:rect text:anchor-type="as-char" svg:y="0cm" draw:z-index="1" draw:style-name="gr1" draw:text-style-name="P9" svg:width="0.003cm" svg:height="0.054cm"><text:p/></draw:rect></text:p>
      <text:h text:style-name="P5" text:outline-level="2"><text:span text:style-name="T1">Задача №3</text:span></text:h>
      <text:p text:style-name="P8"><text:span text:style-name="T2">Напишите код в парадигме ООП, соответствующий следующей структуре.</text:span></text:p>
      <text:p text:style-name="P7"><text:span text:style-name="T4">Сущности:</text:span><text:span text:style-name="T2"> Пользователь, Статья.<text:line-break/></text:span><text:span text:style-name="T4">Связи:</text:span><text:span text:style-name="T2"> Один пользователь может написать несколько статей. У каждой статьи может быть только один пользователь-автор.</text:span></text:p>
      <text:p text:style-name="P2"><text:span text:style-name="T2">Функциональность:</text:span></text:p>
      <text:list xml:id="list3211160852157794964" text:style-name="WWNum8">
        <text:list-item>
          <text:p text:style-name="P4"><text:span text:style-name="T3">возможность для пользователя создать новую статью; </text:span></text:p>
        </text:list-item>
        <text:list-item>
          <text:p text:style-name="P4"><text:span text:style-name="T3">возможность получить автора статьи; </text:span></text:p>
        </text:list-item>
        <text:list-item>
          <text:p text:style-name="P4"><text:span text:style-name="T3">возможность получить все статьи конкретного пользователя; </text:span></text:p>
        </text:list-item>
        <text:list-item>
          <text:p text:style-name="P4"><text:span text:style-name="T3">возможность сменить автора статьи. </text:span></text:p>
        </text:list-item>
      </text:list>
      <text:p text:style-name="P8"><text:span text:style-name="T2">Если вы применили какие-либо паттерны при написании, укажите какие и с какой целью.<text:line-break/>Код, реализующий конкретную функциональность, не требуется, только общая структура классов и методов.<text:line-break/>Код должен быть прокомментирован в стиле PHPDoc.</text:span></text:p>
      <text:p text:style-name="P1"><draw:rect text:anchor-type="as-char" svg:y="0cm" draw:z-index="2" draw:style-name="gr1" draw:text-style-name="P9" svg:width="0.003cm" svg:height="0.054cm"><text:p/></draw:rect></text:p>
      <text:h text:style-name="P5" text:outline-level="2"><text:span text:style-name="T1">Задача №4</text:span></text:h>
      <text:p text:style-name="P8"><text:soft-page-break/><text:span text:style-name="T2">Проведите рефакторинг, исправьте баги и продокументируйте в стиле PHPDoc код, приведённый ниже (таблица users здесь аналогична таблице users из задачи №1).<text:line-break/></text:span><text:span text:style-name="T9">Примечание: код написан исключительно в тестовых целях, это не "жизненный пример" :)</text:span></text:p>
      <text:p text:style-name="HTML_20_Preformatted"><text:span text:style-name="T6">function load_users_data($user_ids) {</text:span></text:p>
      <text:p text:style-name="HTML_20_Preformatted"><text:span text:style-name="T6">    $user_ids = explode(',', $user_ids);</text:span></text:p>
      <text:p text:style-name="HTML_20_Preformatted"><text:span text:style-name="T6">    foreach ($user_ids as $user_id) {</text:span></text:p>
      <text:p text:style-name="HTML_20_Preformatted"><text:span text:style-name="T6">        $db = mysqli_connect("localhost", "root", "123123", "database");</text:span></text:p>
      <text:p text:style-name="HTML_20_Preformatted"><text:span text:style-name="T6">        $sql = mysqli_query($db, "SELECT * FROM users WHERE id=$user_id");</text:span></text:p>
      <text:p text:style-name="HTML_20_Preformatted"><text:span text:style-name="T6">        while($obj = $sql-&gt;fetch_object()){</text:span></text:p>
      <text:p text:style-name="HTML_20_Preformatted"><text:span text:style-name="T6">            $data[$user_id] = $obj-&gt;name;</text:span></text:p>
      <text:p text:style-name="HTML_20_Preformatted"><text:span text:style-name="T6">        }</text:span></text:p>
      <text:p text:style-name="HTML_20_Preformatted"><text:span text:style-name="T6">        mysqli_close($db);</text:span></text:p>
      <text:p text:style-name="HTML_20_Preformatted"><text:span text:style-name="T6">    }</text:span></text:p>
      <text:p text:style-name="HTML_20_Preformatted"><text:span text:style-name="T6">    return $data;</text:span></text:p>
      <text:p text:style-name="HTML_20_Preformatted"><text:span text:style-name="T5">}</text:span></text:p>
      <text:p text:style-name="HTML_20_Preformatted"><text:span text:style-name="T5">// Как правило, в $_GET['user_ids'] должна приходить строка</text:span></text:p>
      <text:p text:style-name="HTML_20_Preformatted"><text:span text:style-name="T5">// с номерами пользователей через запятую, например: 1,2,17,48</text:span></text:p>
      <text:p text:style-name="HTML_20_Preformatted"><text:span text:style-name="T6">$data = load_users_data($_GET['user_ids']);</text:span></text:p>
      <text:p text:style-name="HTML_20_Preformatted"><text:span text:style-name="T6">foreach ($data as $user_id=&gt;$name) {</text:span></text:p>
      <text:p text:style-name="HTML_20_Preformatted"><text:span text:style-name="T6">    echo "&lt;a href=\"/show_user.php?id=$user_id\"&gt;$name&lt;/a&gt;";</text:span></text:p>
      <text:p text:style-name="HTML_20_Preformatted"><text:span text:style-name="T5">}</text:span></text:p>
      <text:p text:style-name="P8"><text:span text:style-name="T2">Плюсом будет, если укажете, какие именно уязвимости присутствуют в исходном варианте (если таковые, на ваш взгляд, имеются), и приведёте примеры их проявления.</text:span></text:p>
      <text:p text:style-name="P1"><draw:rect text:anchor-type="as-char" svg:y="0cm" draw:z-index="3" draw:style-name="gr1" draw:text-style-name="P9" svg:width="0.003cm" svg:height="0.054cm"><text:p/></draw:rect></text:p>
      <text:h text:style-name="P5" text:outline-level="2"><text:span text:style-name="T1">Вопрос №1</text:span></text:h>
      <text:p text:style-name="P8"><text:span text:style-name="T2">Занимались ли вы разработкой автоматизированных функциональных тестов, нагрузочных тестов, либо unit-тестов? Если да – сообщите, что доводилось использовать, какие решали задачи и с каким результатом. Если нет – не страшно, поможем освоить :)</text:span></text:p>
      <text:p text:style-name="P1"><draw:rect text:anchor-type="as-char" svg:y="0cm" draw:z-index="4" draw:style-name="gr1" draw:text-style-name="P9" svg:width="0.003cm" svg:height="0.054cm"><text:p/></draw:rect></text:p>
      <text:h text:style-name="P5" text:outline-level="2"><text:span text:style-name="T1">Вопрос №2</text:span></text:h>
      <text:p text:style-name="P8"><text:span text:style-name="T2">Перечислите книги (либо веб-ресурсы), которые Вы прочитали и усвоили (либо регулярно читаете), и какие можете рекомендовать своим коллегам для использования в работе, повышения профессионализма, расширения кругозор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086cm" fo:margin-bottom="0.086cm" loext:contextual-spacing="false"/>
      <style:text-properties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86cm" fo:margin-bottom="0.086cm" loext:contextual-spacing="false"/>
      <style:text-properties fo:font-size="18pt" fo:font-weight="bold" style:font-name-asian="Times New Roman1" style:font-family-asian="'Times New Roman'" style:font-family-generic-asian="system" style:font-pitch-asian="variable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86cm" fo:margin-bottom="0.086cm" loext:contextual-spacing="false"/>
      <style:text-properties fo:font-size="13.5pt" fo:font-weight="bold" style:font-name-asian="Times New Roman1" style:font-family-asian="'Times New Roman'" style:font-family-generic-asian="system" style:font-pitch-asian="variable" style:font-size-asian="13.5pt" style:font-weight-asian="bold" style:font-size-complex="13.5pt" style:font-weight-complex="bold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086cm" fo:margin-bottom="0.086cm" loext:contextual-spacing="false"/>
    </style:style>
    <style:style style:name="b2bcenter_5f_jobs-code" style:display-name="b2bcenter_jobs-code" style:family="paragraph" style:parent-style-name="Standard" style:default-outline-level="">
      <style:paragraph-properties fo:margin-top="0.086cm" fo:margin-bottom="0.086cm" loext:contextual-spacing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Шувалова Анастасия Алексеевна</meta:initial-creator>
    <dc:creator>Шувалова Анастасия Алексеевна</dc:creator>
    <meta:editing-cycles>8</meta:editing-cycles>
    <meta:print-date>2016-03-01T14:39:00</meta:print-date>
    <meta:creation-date>2016-02-03T07:50:00</meta:creation-date>
    <dc:date>2016-03-18T07:49:00</dc:date>
    <meta:editing-duration>PT5M</meta:editing-duration>
    <meta:generator>LibreOffice/5.1.4.2$Linux_X86_64 LibreOffice_project/10m0$Build-2</meta:generator>
    <meta:document-statistic meta:table-count="0" meta:image-count="0" meta:object-count="0" meta:page-count="3" meta:paragraph-count="65" meta:word-count="414" meta:character-count="3375" meta:non-whitespace-character-count="288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